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204cm" fo:padding-top="0.13cm" fo:padding-bottom="0.13cm" fo:padding-left="0.25cm" fo:padding-right="0.25cm" fo:wrap-option="no-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204cm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204cm" fo:padding-top="0.13cm" fo:padding-bottom="0.13cm" fo:padding-left="0.25cm" fo:padding-right="0.25cm" fo:wrap-option="no-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204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fo:min-height="0.509cm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0.188cm" fo:padding-top="0.13cm" fo:padding-bottom="0.13cm" fo:padding-left="0.25cm" fo:padding-right="0.25cm" fo:wrap-option="no-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0.273cm" fo:padding-top="0.13cm" fo:padding-bottom="0.13cm" fo:padding-left="0.25cm" fo:padding-right="0.25cm" fo:wrap-option="no-wrap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font-size="38pt" fo:language="fi" fo:country="FI" style:font-size-asian="38pt" style:font-size-complex="38pt"/>
    </style:style>
    <style:style style:name="T2" style:family="text">
      <style:text-properties fo:language="fi" fo:country="FI"/>
    </style:style>
    <style:style style:name="T3" style:family="text">
      <style:text-properties fo:font-size="12pt" fo:language="fi" fo:country="FI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custom-shape draw:style-name="gr1" draw:text-style-name="P2" draw:layer="layout" svg:width="22.86cm" svg:height="3.475cm" svg:x="1.27cm" svg:y="0.613cm">
          <text:list text:style-name="L1">
            <text:list-header>
              <text:p text:style-name="P1"><text:span text:style-name="T1">Class diagram for Poker hand simul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201cm" svg:height="1.27cm" svg:x="3.087cm" svg:y="5.808cm">
          <text:list text:style-name="L1">
            <text:list-header>
              <text:p text:style-name="P1"><text:span text:style-name="T2"/></text:p>
              <text:p text:style-name="P1"><text:span text:style-name="T2">Main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57cm" svg:height="1.495cm" svg:x="17.189cm" svg:y="6.235cm">
          <text:list text:style-name="L1">
            <text:list-header>
              <text:p text:style-name="P1"><text:span text:style-name="T2"/></text:p>
              <text:p text:style-name="P1"><text:span text:style-name="T2">PossibleHandsCreator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66cm" svg:height="1.799cm" svg:x="8.636cm" svg:y="7.73cm">
          <text:list text:style-name="L1">
            <text:list-header>
              <text:p text:style-name="P1"><text:span text:style-name="T2"/></text:p>
              <text:p text:style-name="P1"><text:span text:style-name="T2">AbstractPokerHand</text:span></text:p>
            </text:list-header>
            <text:list-item>
              <text:p text:style-name="P1"><text:span text:style-name="T2">Simulator</text:span></text:p>
              <text:p text:style-name="P1"><text:span text:style-name="T2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9cm" svg:height="1.723cm" svg:x="2.54cm" svg:y="13.462cm">
          <text:list text:style-name="L1">
            <text:list-header>
              <text:p text:style-name="P1"><text:span text:style-name="T2"/></text:p>
              <text:p text:style-name="P1"><text:span text:style-name="T2">AbstractStartingHand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79cm" svg:height="1.27cm" svg:x="9.906cm" svg:y="13.716cm">
          <text:list text:style-name="L1">
            <text:list-header>
              <text:p text:style-name="P1"><text:span text:style-name="T2"/></text:p>
              <text:p text:style-name="P1"><text:span text:style-name="T2">FiveCardBoard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99cm" svg:height="1.27cm" svg:x="3.188cm" svg:y="10.433cm">
          <text:list text:style-name="L1">
            <text:list-header>
              <text:p text:style-name="P1"><text:span text:style-name="T2"/></text:p>
              <text:p text:style-name="P1"><text:span text:style-name="T2">UI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688cm" svg:y1="7.078cm" svg:x2="4.692cm" svg:y2="10.433cm">
          <text:p/>
        </draw:line>
        <draw:line draw:style-name="gr3" draw:text-style-name="P3" draw:layer="layout" svg:x1="9.03cm" svg:y1="9.529cm" svg:x2="6.096cm" svg:y2="13.462cm">
          <text:p/>
        </draw:line>
        <draw:line draw:style-name="gr3" draw:text-style-name="P3" draw:layer="layout" svg:x1="12.192cm" svg:y1="9.529cm" svg:x2="12.192cm" svg:y2="13.716cm">
          <text:p/>
        </draw:line>
        <draw:line draw:style-name="gr3" draw:text-style-name="P3" draw:layer="layout" svg:x1="8.636cm" svg:y1="8.89cm" svg:x2="6.181cm" svg:y2="11.068cm">
          <text:p/>
        </draw:line>
        <draw:line draw:style-name="gr3" draw:text-style-name="P3" draw:layer="layout" svg:x1="17.193cm" svg:y1="7.078cm" svg:x2="16.002cm" svg:y2="7.874cm">
          <text:p/>
        </draw:line>
        <draw:custom-shape draw:style-name="gr4" draw:text-style-name="P2" draw:layer="layout" svg:width="1.704cm" svg:height="0.768cm" svg:x="4.585cm" svg:y="9.437cm">
          <text:list text:style-name="L1">
            <text:list-header>
              <text:p text:style-name="P4"><text:span text:style-name="T3">star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471cm" svg:height="0.768cm" svg:x="6.854cm" svg:y="8.595cm">
          <text:list text:style-name="L1">
            <text:list-header>
              <text:p text:style-name="P4"><text:span text:style-name="T3">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471cm" svg:height="0.768cm" svg:x="15.453cm" svg:y="6.809cm">
          <text:list text:style-name="L1">
            <text:list-header>
              <text:p text:style-name="P4"><text:span text:style-name="T3">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4.567cm" svg:height="1.27cm" svg:x="18.547cm" svg:y="10.222cm">
          <text:list text:style-name="L1">
            <text:list-header>
              <text:p text:style-name="P1"><text:span text:style-name="T2"/></text:p>
              <text:p text:style-name="P1"><text:span text:style-name="T2">Combination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651cm" svg:y1="7.699cm" svg:x2="20.655cm" svg:y2="10.209cm">
          <text:p/>
        </draw:line>
        <draw:custom-shape draw:style-name="gr4" draw:text-style-name="P2" draw:layer="layout" svg:width="1.471cm" svg:height="0.768cm" svg:x="20.66cm" svg:y="8.952cm">
          <text:list text:style-name="L1">
            <text:list-header>
              <text:p text:style-name="P4"><text:span text:style-name="T3">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704cm" svg:height="0.768cm" svg:x="6.424cm" svg:y="12.7cm">
          <text:list text:style-name="L1">
            <text:list-item>
              <text:p text:style-name="P4"><text:span text:style-name="T3">2.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1.704cm" svg:height="0.768cm" svg:x="12.192cm" svg:y="12.954cm">
          <text:list text:style-name="L1">
            <text:list-header>
              <text:p text:style-name="P4"><text:span text:style-name="T3">0...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1.704cm" svg:height="0.768cm" svg:x="8.89cm" svg:y="9.529cm">
          <text:list text:style-name="L1">
            <text:list-header>
              <text:p text:style-name="P4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1.704cm" svg:height="0.768cm" svg:x="12.192cm" svg:y="9.529cm">
          <text:list text:style-name="L1">
            <text:list-header>
              <text:p text:style-name="P4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2.288cm" svg:height="0.759cm" svg:x="7.618cm" svg:y="11.176cm">
          <draw:text-box>
            <text:p text:style-name="P4"><text:span text:style-name="T3">contains</text:span></text:p>
          </draw:text-box>
        </draw:frame>
        <draw:frame draw:style-name="gr9" draw:text-style-name="P4" draw:layer="layout" svg:width="2.424cm" svg:height="0.759cm" svg:x="14.616cm" svg:y="11.179cm">
          <draw:text-box>
            <text:p text:style-name="P4"><text:span text:style-name="T3">contains </text:span></text:p>
          </draw:text-box>
        </draw:frame>
        <draw:line draw:style-name="gr3" draw:text-style-name="P3" draw:layer="layout" svg:x1="15.748cm" svg:y1="9.529cm" svg:x2="17.78cm" svg:y2="13.208cm">
          <text:p/>
        </draw:line>
        <draw:custom-shape draw:style-name="gr2" draw:text-style-name="P2" draw:layer="layout" svg:width="6.141cm" svg:height="2.032cm" svg:x="16.719cm" svg:y="13.208cm">
          <text:list text:style-name="L1">
            <text:list-header>
              <text:p text:style-name="P1"><text:span text:style-name="T2"/></text:p>
              <text:p text:style-name="P1"><text:span text:style-name="T2">FiveCardPoker</text:span></text:p>
            </text:list-header>
            <text:list-item>
              <text:p text:style-name="P1"><text:span text:style-name="T2">HandComparator</text:span></text:p>
              <text:p text:style-name="P1"><text:span text:style-name="T2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73cm" svg:height="0.768cm" svg:x="15.229cm" svg:y="9.529cm">
          <text:list text:style-name="L1">
            <text:list-header>
              <text:p text:style-name="P4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0.773cm" svg:height="0.768cm" svg:x="16.719cm" svg:y="12.44cm">
          <text:list text:style-name="L1">
            <text:list-header>
              <text:p text:style-name="P4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2.424cm" svg:height="0.759cm" svg:x="12.192cm" svg:y="11.18cm">
          <draw:text-box>
            <text:p text:style-name="P4"><text:span text:style-name="T3">contains </text:span></text:p>
          </draw:text-box>
        </draw:frame>
        <presentation:notes draw:style-name="dp2">
          <draw:page-thumbnail draw:style-name="gr12" draw:layer="layout" svg:width="7.144cm" svg:height="9.525cm" svg:x="5.953cm" svg:y="1.931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i" fo:country="FI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985cm" svg:x="1.27cm" svg:y="0.356cm" presentation:class="title" presentation:placeholder="true">
        <draw:text-box/>
      </draw:frame>
      <draw:frame presentation:style-name="Default-outline1" draw:layer="backgroundobjects" svg:width="22.856cm" svg:height="11.048cm" svg:x="1.27cm" svg:y="4.445cm" presentation:class="outline" presentation:placeholder="true">
        <draw:text-box/>
      </draw:frame>
      <draw:frame presentation:style-name="Mpr1" draw:layer="backgroundobjects" svg:width="5.922cm" svg:height="1.023cm" svg:x="1.27cm" svg:y="17.64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23cm" svg:x="18.202cm" svg:y="17.64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l_laina</meta:initial-creator>
    <meta:creation-date>2013-08-06T10:04:11</meta:creation-date>
    <dc:creator>Sebastian Björkqvist</dc:creator>
    <dc:date>2013-08-15T21:00:33</dc:date>
    <meta:editing-cycles>5</meta:editing-cycles>
    <meta:editing-duration>PT31M20S</meta:editing-duration>
    <meta:generator>LibreOffice/4.0.2.2$Linux_x86 LibreOffice_project/400m0$Build-2</meta:generator>
    <meta:document-statistic meta:object-count="49"/>
  </office:meta>
</office:document-meta>
</file>